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3e110" officeooo:paragraph-rsid="0023e110"/>
    </style:style>
    <style:style style:name="P10" style:family="paragraph" style:parent-style-name="Standard">
      <style:text-properties officeooo:rsid="0025a0b4" officeooo:paragraph-rsid="0025a0b4"/>
    </style:style>
    <style:style style:name="P11" style:family="paragraph" style:parent-style-name="Standard">
      <style:text-properties officeooo:rsid="0026dddd" officeooo:paragraph-rsid="0026dddd"/>
    </style:style>
    <style:style style:name="P12" style:family="paragraph" style:parent-style-name="Standard">
      <style:text-properties officeooo:rsid="00285dc3" officeooo:paragraph-rsid="00285dc3"/>
    </style:style>
    <style:style style:name="P13" style:family="paragraph" style:parent-style-name="Standard">
      <style:paragraph-properties fo:margin-top="0.106cm" fo:margin-bottom="0.247cm" style:contextual-spacing="false"/>
    </style:style>
    <style:style style:name="P14" style:family="paragraph" style:parent-style-name="Standard">
      <style:text-properties officeooo:rsid="00317261" officeooo:paragraph-rsid="00317261"/>
    </style:style>
    <style:style style:name="P15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6" style:family="paragraph" style:parent-style-name="Standard">
      <style:text-properties officeooo:rsid="0036cc0f" officeooo:paragraph-rsid="0036cc0f"/>
    </style:style>
    <style:style style:name="P17" style:family="paragraph" style:parent-style-name="Standard">
      <style:text-properties officeooo:rsid="00394ce9" officeooo:paragraph-rsid="00394ce9"/>
    </style:style>
    <style:style style:name="P18" style:family="paragraph" style:parent-style-name="Standard">
      <style:text-properties officeooo:rsid="003ade39" officeooo:paragraph-rsid="003ade39"/>
    </style:style>
    <style:style style:name="P19" style:family="paragraph" style:parent-style-name="Standard">
      <style:text-properties officeooo:rsid="003ea16f" officeooo:paragraph-rsid="003ea16f"/>
    </style:style>
    <style:style style:name="P20" style:family="paragraph" style:parent-style-name="Standard">
      <style:text-properties officeooo:rsid="003ea16f" officeooo:paragraph-rsid="004cb0fe"/>
    </style:style>
    <style:style style:name="P21" style:family="paragraph" style:parent-style-name="Standard">
      <style:text-properties officeooo:rsid="00404ca4" officeooo:paragraph-rsid="00404ca4"/>
    </style:style>
    <style:style style:name="P22" style:family="paragraph" style:parent-style-name="Standard">
      <style:text-properties officeooo:rsid="00404ca4" officeooo:paragraph-rsid="004a2f71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43d9f5" officeooo:paragraph-rsid="0043d9f5"/>
    </style:style>
    <style:style style:name="P25" style:family="paragraph" style:parent-style-name="Standard">
      <style:text-properties officeooo:rsid="004b82d8" officeooo:paragraph-rsid="004b82d8"/>
    </style:style>
    <style:style style:name="P26" style:family="paragraph" style:parent-style-name="Text_20_body">
      <style:text-properties officeooo:rsid="004b82d8" officeooo:paragraph-rsid="004b82d8"/>
    </style:style>
    <style:style style:name="P27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8" style:family="paragraph" style:parent-style-name="Standard">
      <style:text-properties officeooo:rsid="004f4dab" officeooo:paragraph-rsid="004f4dab"/>
    </style:style>
    <style:style style:name="P29" style:family="paragraph" style:parent-style-name="Standard">
      <style:text-properties officeooo:rsid="004f4dab" officeooo:paragraph-rsid="0051c345"/>
    </style:style>
    <style:style style:name="P30" style:family="paragraph" style:parent-style-name="Standard">
      <style:text-properties officeooo:rsid="0051c345" officeooo:paragraph-rsid="0051c345"/>
    </style:style>
    <style:style style:name="P31" style:family="paragraph" style:parent-style-name="Standard">
      <style:text-properties officeooo:paragraph-rsid="00590442"/>
    </style:style>
    <style:style style:name="P32" style:family="paragraph" style:parent-style-name="Standard">
      <style:text-properties fo:color="#069a2e" loext:opacity="100%" officeooo:rsid="00394ce9" officeooo:paragraph-rsid="00590442"/>
    </style:style>
    <style:style style:name="P33" style:family="paragraph" style:parent-style-name="Standard">
      <style:text-properties fo:color="#069a2e" loext:opacity="100%" officeooo:rsid="00590442" officeooo:paragraph-rsid="00590442"/>
    </style:style>
    <style:style style:name="P34" style:family="paragraph" style:parent-style-name="Standard">
      <style:text-properties fo:color="#069a2e" loext:opacity="100%" officeooo:rsid="0061c29e" officeooo:paragraph-rsid="0061c29e"/>
    </style:style>
    <style:style style:name="P35" style:family="paragraph" style:parent-style-name="Standard">
      <style:text-properties officeooo:rsid="00590442" officeooo:paragraph-rsid="00590442"/>
    </style:style>
    <style:style style:name="P36" style:family="paragraph" style:parent-style-name="Standard">
      <style:text-properties fo:color="#000000" loext:opacity="100%" officeooo:rsid="00590442" officeooo:paragraph-rsid="00590442" fo:background-color="#f7f7f7"/>
    </style:style>
    <style:style style:name="P37" style:family="paragraph" style:parent-style-name="Standard">
      <style:text-properties officeooo:rsid="005c26f7" officeooo:paragraph-rsid="005c26f7"/>
    </style:style>
    <style:style style:name="P38" style:family="paragraph" style:parent-style-name="Standard">
      <style:text-properties officeooo:rsid="005c26f7" officeooo:paragraph-rsid="00590442"/>
    </style:style>
    <style:style style:name="P39" style:family="paragraph" style:parent-style-name="Standard">
      <style:text-properties officeooo:rsid="005c26f7" officeooo:paragraph-rsid="005e76fe"/>
    </style:style>
    <style:style style:name="P40" style:family="paragraph" style:parent-style-name="Standard">
      <style:text-properties officeooo:paragraph-rsid="00600608"/>
    </style:style>
    <style:style style:name="P41" style:family="paragraph" style:parent-style-name="Standard">
      <style:text-properties officeooo:paragraph-rsid="0060a7df"/>
    </style:style>
    <style:style style:name="P42" style:family="paragraph" style:parent-style-name="Standard">
      <style:text-properties officeooo:rsid="0060a7df" officeooo:paragraph-rsid="0060a7df"/>
    </style:style>
    <style:style style:name="P43" style:family="paragraph" style:parent-style-name="Standard">
      <style:text-properties officeooo:paragraph-rsid="0060a7df"/>
    </style:style>
    <style:style style:name="P44" style:family="paragraph" style:parent-style-name="Standard">
      <style:text-properties officeooo:rsid="00590442" officeooo:paragraph-rsid="00668e04"/>
    </style:style>
    <style:style style:name="P45" style:family="paragraph" style:parent-style-name="Standard">
      <style:text-properties officeooo:paragraph-rsid="00668e04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officeooo:rsid="00590442"/>
    </style:style>
    <style:style style:name="T11" style:family="text">
      <style:text-properties fo:color="#069a2e" loext:opacity="100%" fo:background-color="#f7f7f7" loext:char-shading-value="0"/>
    </style:style>
    <style:style style:name="T12" style:family="text">
      <style:text-properties officeooo:rsid="002fe30d"/>
    </style:style>
    <style:style style:name="T13" style:family="text">
      <style:text-properties officeooo:rsid="00320575"/>
    </style:style>
    <style:style style:name="T14" style:family="text">
      <style:text-properties officeooo:rsid="00352ee7"/>
    </style:style>
    <style:style style:name="T15" style:family="text">
      <style:text-properties officeooo:rsid="003ade39"/>
    </style:style>
    <style:style style:name="T16" style:family="text">
      <style:text-properties officeooo:rsid="00404ca4"/>
    </style:style>
    <style:style style:name="T17" style:family="text">
      <style:text-properties officeooo:rsid="00490546"/>
    </style:style>
    <style:style style:name="T18" style:family="text">
      <style:text-properties officeooo:rsid="004a2f71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22" style:family="text">
      <style:text-properties officeooo:rsid="004b82d8"/>
    </style:style>
    <style:style style:name="T23" style:family="text">
      <style:text-properties officeooo:rsid="005fad54"/>
    </style:style>
    <style:style style:name="T24" style:family="text">
      <style:text-properties officeooo:rsid="00600608"/>
    </style:style>
    <style:style style:name="T25" style:family="text">
      <style:text-properties fo:color="#000000" loext:opacity="100%" fo:background-color="#f7f7f7" loext:char-shading-value="0"/>
    </style:style>
    <style:style style:name="T26" style:family="text">
      <style:text-properties fo:color="#000000" loext:opacity="100%" officeooo:rsid="00600608" fo:background-color="#f7f7f7" loext:char-shading-value="0"/>
    </style:style>
    <style:style style:name="T27" style:family="text">
      <style:text-properties officeooo:rsid="005ee27e"/>
    </style:style>
    <style:style style:name="T28" style:family="text">
      <style:text-properties officeooo:rsid="0064a2a4"/>
    </style:style>
    <style:style style:name="T29" style:family="text">
      <style:text-properties officeooo:rsid="00590442"/>
    </style:style>
    <style:style style:name="T30" style:family="text">
      <style:text-properties officeooo:rsid="00668e0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0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9">mon notebook : <text:span text:style-name="T2">Efficient Object Detection with YOLOV8 and KerasCV.ipynb</text:span></text:p>
      <text:p text:style-name="P27">Dataset : projet Waymo de detection d’objet</text:p>
      <text:p text:style-name="P9"/>
      <text:p text:style-name="P9">&gt; &gt; <text:span text:style-name="T12">ne plante plus, dataset limité à 100 images</text:span></text:p>
      <text:p text:style-name="P9">&gt; &gt; <text:span text:style-name="T12">avec exemple d’utilisation du modele pour faire detection d’une image.</text:span></text:p>
      <text:p text:style-name="P9">&gt; &gt; <text:span text:style-name="T12">cela fonctionne mais resultat pas terrible a cause du dataset limité</text:span></text:p>
      <text:p text:style-name="P9"/>
      <text:p text:style-name="P9"/>
      <text:p text:style-name="P11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2">tuto fonctionne jusqu’au bout : <text:span text:style-name="T2">Object Detection with KerasCV.ipynb</text:span></text:p>
      <text:p text:style-name="P14">fonction d’augmentation d’un coté avec risize, donc resize de l’eval</text:p>
      <text:p text:style-name="P12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3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3">” <text:span text:style-name="T13">mail envoyé car téléchargement sur Baidu</text:span></text:p>
      <text:p text:style-name="P13"/>
      <text:p text:style-name="P13"/>
      <text:p text:style-name="P13"/>
      <text:p text:style-name="P13"/>
      <text:p text:style-name="P13"/>
      <text:p text:style-name="P15"><text:soft-page-break/>Head Detection</text:p>
      <text:p text:style-name="P15"/>
      <text:p text:style-name="P13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3">&gt; &gt; <text:span text:style-name="T14">500 images</text:span></text:p>
      <text:p text:style-name="P13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14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6">image splitté en Train set, valid set et Test set</text:p>
      <text:p text:style-name="P16"/>
      <text:p text:style-name="P16"/>
      <text:p text:style-name="P16"/>
      <text:p text:style-name="P17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15">j’ai un Notebook qui fait de la detection Head sur image</text:span></text:p>
      <text:p text:style-name="P7"><text:s/>&gt; &gt; <text:span text:style-name="T15">V1</text:span></text:p>
      <text:p text:style-name="P7"/>
      <text:p text:style-name="P18">Améliorations : </text:p>
      <text:p text:style-name="P18">dataset contient 3 répertoires : test, train, valid.</text:p>
      <text:p text:style-name="P18">Etre bien au clair sur leur utilité et utiliser les 3 : <text:span text:style-name="T16">train, valid and test</text:span></text:p>
      <text:p text:style-name="P18"/>
      <text:p text:style-name="P21"><text:span text:style-name="T19">Amélioration</text:span><text:span text:style-name="T20">1</text:span><text:span text:style-name="T19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4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4"/>
      <text:p text:style-name="P22"><text:span text:style-name="T19">Amélioration</text:span><text:span text:style-name="T20">2</text:span><text:span text:style-name="T19"> </text:span>: <text:span text:style-name="T18">garder une partie du dataset pour Test après entrainement (et comparaison)</text:span></text:p>
      <text:p text:style-name="P22"><text:span text:style-name="T3">projet_head_detection.</text:span><text:span text:style-name="T2">V1.</text:span><text:span text:style-name="T4">2</text:span><text:span text:style-name="T3">.ipynb</text:span></text:p>
      <text:p text:style-name="P22"><text:span text:style-name="T3"/></text:p>
      <text:p text:style-name="P29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2"><text:span text:style-name="T3">&gt; &gt; </text:span><text:span text:style-name="T5">Avec étape de validation</text:span></text:p>
      <text:p text:style-name="P22"><text:span text:style-name="T5"/></text:p>
      <text:p text:style-name="P22"><text:span text:style-name="T5">&gt; &gt; </text:span><text:span text:style-name="T7">projet bien</text:span></text:p>
      <text:p text:style-name="P22"><text:span text:style-name="T5"/></text:p>
      <text:p text:style-name="P30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37">ok version de présentation</text:p>
      <text:p text:style-name="P28"><text:span text:style-name="T2"/></text:p>
      <text:p text:style-name="P31"><text:span text:style-name="T21">Amélioration4</text:span><text:span text:style-name="T9"> </text:span><text:span text:style-name="T5">: </text:span><text:span text:style-name="T10">projet_head_detection.V1.4.ipynb</text:span></text:p>
      <text:p text:style-name="P38">Debug pourquoi plante &gt; &gt; constante BOUNDING_BOX_FORMAT : ok</text:p>
      <text:p text:style-name="P37"><text:span text:style-name="T23">N</text:span>e pas mélanger le dataset Train et valid : <text:span text:style-name="T23">ok</text:span></text:p>
      <text:p text:style-name="P39">projet wanb : Head détection dissociate : <text:span text:style-name="T23">ok</text:span></text:p>
      <text:p text:style-name="P40"><text:span text:style-name="T24">Add </text:span><text:span text:style-name="T25">coco_metrics_callback : </text:span><text:span text:style-name="T26">ok</text:span></text:p>
      <text:p text:style-name="P42">Add early_stopping : <text:span text:style-name="T28">ok</text:span></text:p>
      <text:p text:style-name="P41">https://www.kaggle.com/code/emmermarcell/traffic-sign-recognition-with-yolov8-keras-cv#kln-406</text:p>
      <text:p text:style-name="P41"/>
      <text:p text:style-name="P41"/>
      <text:p text:style-name="P44"><text:soft-page-break/>implementer IoU a la compile <text:a xlink:type="simple" xlink:href="https://keras.io/api/keras_cv/losses/iou_loss/" text:style-name="Internet_20_link" text:visited-style-name="Visited_20_Internet_20_Link">https://keras.io/api/keras_cv/losses/iou_loss/</text:a></text:p>
      <text:p text:style-name="P45"><text:span text:style-name="T29">&gt; &gt; </text:span>YOLOV8Detector <text:span text:style-name="T30">a déjà un loss en interne donc provoque une erreur</text:span></text:p>
      <text:p text:style-name="P44"/>
      <text:p text:style-name="P34">A voir :<text:a xlink:type="simple" xlink:href="https://www.kaggle.com/code/hamiddamadi/keras-cv-object-detection" text:style-name="Internet_20_link" text:visited-style-name="Visited_20_Internet_20_Link">https://www.kaggle.com/code/hamiddamadi/keras-cv-object-detection</text:a></text:p>
      <text:p text:style-name="P34"/>
      <text:p text:style-name="P33"/>
      <text:p text:style-name="P33">Todo : </text:p>
      <text:p text:style-name="P35"/>
      <text:p text:style-name="P31"><text:span text:style-name="T10">jourer avec le </text:span><text:span text:style-name="T11">CONFIDENCE_THRESHOLD</text:span></text:p>
      <text:p text:style-name="P35"><text:span text:style-name="T2"/></text:p>
      <text:p text:style-name="P36"><text:span text:style-name="T2"/></text:p>
      <text:p text:style-name="P35"><text:span text:style-name="T2">https://keras.io/api/keras_cv/losses/iou_loss/</text:span></text:p>
      <text:p text:style-name="P32"/>
      <text:p text:style-name="P20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5">Les différentes étapes d’un projet ML : </text:p>
      <text:p text:style-name="P26">Here's what the typical end-to-end workflow looks like, consisting of:</text:p>
      <text:list text:style-name="L1">
        <text:list-item>
          <text:p text:style-name="P47">Training </text:p>
        </text:list-item>
        <text:list-item>
          <text:p text:style-name="P47">Validation on a holdout set generated from the original training data </text:p>
        </text:list-item>
        <text:list-item>
          <text:p text:style-name="P46">Evaluation on the test data 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22">P</text:span>arametre de yolo.save : https://keras.io/guides/serialization_and_saving/</text:p>
      <text:p text:style-name="P21"/>
      <text:p text:style-name="P18"/>
      <text:p text:style-name="P19"/>
      <text:p text:style-name="P19"/>
      <text:p text:style-name="P19"><text:a xlink:type="simple" xlink:href="https://docs.wandb.ai/guides/integrations/keras" text:style-name="Internet_20_link" text:visited-style-name="Visited_20_Internet_20_Link">https://docs.wandb.ai/guides/integrations/keras</text:a></text:p>
      <text:p text:style-name="P19"/>
      <text:p text:style-name="P18"/>
      <text:p text:style-name="P18">intégrer Weights &amp; Biases pour avoir des graphs : <text:span text:style-name="T17">ok</text:span></text:p>
      <text:p text:style-name="P18"/>
      <text:p text:style-name="P18"/>
      <text:p text:style-name="P18"/>
      <text:p text:style-name="P18"/>
      <text:p text:style-name="P18"/>
      <text:p text:style-name="P17"/>
      <text:p text:style-name="P16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27T15:24:33.690000000</dc:date>
    <meta:editing-duration>P1DT8H58M20S</meta:editing-duration>
    <meta:editing-cycles>50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75" meta:word-count="473" meta:character-count="3973" meta:non-whitespace-character-count="3562"/>
  </office:meta>
</office:document-meta>
</file>